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07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3.4cm" svg:height="3.4cm" svg:x="8.7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701cm" svg:y1="8.651cm" svg:x2="12.101cm" svg:y2="8.651cm">
          <text:p/>
        </draw:line>
        <draw:frame draw:style-name="gr3" draw:text-style-name="P4" draw:layer="layout" svg:width="2.199cm" svg:height="1.324cm" svg:x="9.501cm" svg:y="7.6cm">
          <draw:text-box>
            <text:p text:style-name="P3"><text:span text:style-name="T1">MM0</text:span></text:p>
          </draw:text-box>
        </draw:frame>
        <draw:custom-shape draw:style-name="gr4" draw:text-style-name="P1" xml:id="id2" draw:id="id2" draw:layer="layout" svg:width="3.4cm" svg:height="3.4cm" svg:x="1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cm" svg:y1="8.65cm" svg:x2="21.4cm" svg:y2="8.65cm">
          <text:p/>
        </draw:line>
        <draw:frame draw:style-name="gr6" draw:text-style-name="P4" draw:layer="layout" svg:width="2cm" svg:height="1.673cm" svg:x="18.8cm" svg:y="7.65cm">
          <draw:text-box>
            <text:p text:style-name="P3"><text:span text:style-name="T1">MM1</text:span></text:p>
          </draw:text-box>
        </draw:frame>
        <draw:line draw:style-name="gr7" draw:text-style-name="P5" draw:layer="layout" svg:x1="3.9cm" svg:y1="8.9cm" svg:x2="8.7cm" svg:y2="8.9cm">
          <text:p/>
        </draw:line>
        <draw:connector draw:style-name="gr7" draw:text-style-name="P5" draw:layer="layout" draw:type="curve" svg:x1="11.603cm" svg:y1="7.698cm" svg:x2="18.498cm" svg:y2="7.698cm" draw:start-shape="id1" draw:start-glue-point="11" draw:end-shape="id2" draw:end-glue-point="5" svg:d="M11603 7698h6895" svg:viewBox="0 0 6896 1">
          <text:p/>
        </draw:connector>
        <draw:connector draw:style-name="gr7" draw:text-style-name="P5" draw:layer="layout" draw:type="curve" svg:x1="18.498cm" svg:y1="10.102cm" svg:x2="11.603cm" svg:y2="10.102cm" draw:start-shape="id2" draw:start-glue-point="7" draw:end-shape="id1" draw:end-glue-point="9" svg:d="M18498 10102h-6895" svg:viewBox="0 0 6896 1">
          <text:p/>
        </draw:connector>
        <draw:connector draw:style-name="gr7" draw:text-style-name="P5" draw:layer="layout" draw:type="curve" draw:line-skew="0.749cm" svg:x1="20.902cm" svg:y1="10.102cm" svg:x2="18.498cm" svg:y2="10.102cm" draw:start-shape="id2" draw:start-glue-point="9" draw:end-shape="id2" draw:end-glue-point="7" svg:d="M20902 10102c0 2623-2404 2623-2404 0" svg:viewBox="0 0 2405 1968">
          <text:p/>
        </draw:connector>
        <draw:connector draw:style-name="gr7" draw:text-style-name="P5" draw:layer="layout" draw:type="curve" draw:line-skew="-0.8cm" svg:x1="9.199cm" svg:y1="7.698cm" svg:x2="11.603cm" svg:y2="7.698cm" draw:start-shape="id1" draw:start-glue-point="5" draw:end-shape="id1" draw:end-glue-point="11" svg:d="M9199 7698c0-2698 2404-2698 2404 0" svg:viewBox="0 0 2405 2024">
          <text:p/>
        </draw:connector>
        <draw:frame draw:style-name="gr8" draw:text-style-name="P6" draw:layer="layout" svg:width="3.4cm" svg:height="0.645cm" svg:x="8.8cm" svg:y="5cm">
          <draw:text-box>
            <text:p><text:span text:style-name="T2">STATE == AUTO</text:span></text:p>
          </draw:text-box>
        </draw:frame>
        <draw:frame draw:style-name="gr9" draw:text-style-name="P6" draw:layer="layout" svg:width="3.8cm" svg:height="1.039cm" svg:x="13.7cm" svg:y="7cm">
          <draw:text-box>
            <text:p><text:span text:style-name="T2">STATE == MAN</text:span></text:p>
          </draw:text-box>
        </draw:frame>
        <draw:frame draw:style-name="gr10" draw:text-style-name="P6" draw:layer="layout" svg:width="3.4cm" svg:height="0.7cm" svg:x="13.6cm" svg:y="9.5cm">
          <draw:text-box>
            <text:p><text:span text:style-name="T2">STATE == AUTO</text:span></text:p>
          </draw:text-box>
        </draw:frame>
        <draw:frame draw:style-name="gr10" draw:text-style-name="P6" draw:layer="layout" svg:width="0.9cm" svg:height="0.7cm" svg:x="19.3cm" svg:y="9.2cm">
          <draw:text-box>
            <text:p><text:span text:style-name="T2">L3</text:span></text:p>
          </draw:text-box>
        </draw:frame>
        <draw:frame draw:style-name="gr9" draw:text-style-name="P6" draw:layer="layout" svg:width="5.2cm" svg:height="1.039cm" svg:x="17.2cm" svg:y="12.2cm">
          <draw:text-box>
            <text:p text:style-name="P7"><text:span text:style-name="T3">MOBILE_MSG(value) </text:span></text:p>
            <text:p text:style-name="P7"><text:span text:style-name="T3">/ </text:span><text:span text:style-name="T2">FR = value</text:span></text:p>
          </draw:text-box>
        </draw:frame>
        <draw:frame draw:style-name="gr11" draw:text-style-name="P6" draw:layer="layout" svg:width="1.1cm" svg:height="0.8cm" svg:x="9.9cm" svg:y="9.2cm">
          <draw:text-box>
            <text:p><text:span text:style-name="T2">!L3</text:span></text:p>
          </draw:text-box>
        </draw:frame>
        <draw:frame draw:style-name="gr12" draw:text-style-name="P8" draw:layer="layout" svg:width="12.8cm" svg:height="2.3cm" svg:x="0.9cm" svg:y="1cm">
          <draw:text-box>
            <text:p><text:span text:style-name="T4">MANUAL MODE TASK</text:span></text:p>
            <text:p><text:span text:style-name="T5">Variables: STATE, FR</text:span></text:p>
            <text:p><text:span text:style-name="T6">Input: </text:span><text:span text:style-name="T5">MOBILE_MSG(value) </text:span></text:p>
            <text:p><text:span text:style-name="T5">Output: L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37:04.451000000</meta:creation-date>
    <dc:date>2019-02-17T18:47:15.026199951</dc:date>
    <meta:editing-duration>PT40M4S</meta:editing-duration>
    <meta:editing-cycles>7</meta:editing-cycles>
    <meta:generator>LibreOffice/6.0.7.3.0$Linux_X86_64 LibreOffice_project/00m0$Build-3</meta:generator>
    <meta:document-statistic meta:object-count="18"/>
  </office:meta>
</office:document-meta>
</file>